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4694ff"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b821a"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b821a" officeooo:paragraph-rsid="002b821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ba017" officeooo:paragraph-rsid="004ba017"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3" style:family="paragraph" style:parent-style-name="Standard">
      <style:paragraph-properties fo:text-align="justify" style:justify-single-word="false"/>
      <style:text-properties officeooo:rsid="00548abf" officeooo:paragraph-rsid="00548abf"/>
    </style:style>
    <style:style style:name="P24" style:family="paragraph" style:parent-style-name="Standard">
      <style:paragraph-properties fo:text-align="justify" style:justify-single-word="false"/>
      <style:text-properties officeooo:rsid="0054a45c" officeooo:paragraph-rsid="0054a45c"/>
    </style:style>
    <style:style style:name="P25" style:family="paragraph" style:parent-style-name="Standard">
      <style:paragraph-properties fo:text-align="justify" style:justify-single-word="false"/>
      <style:text-properties officeooo:rsid="0054a45c" officeooo:paragraph-rsid="0054a45c" fo:background-color="#dee6ef"/>
    </style:style>
    <style:style style:name="P26" style:family="paragraph" style:parent-style-name="Standard">
      <style:paragraph-properties fo:text-align="justify" style:justify-single-word="false"/>
      <style:text-properties officeooo:rsid="0057c280" officeooo:paragraph-rsid="0057c280" fo:background-color="#dee6ef"/>
    </style:style>
    <style:style style:name="P27" style:family="paragraph" style:parent-style-name="Standard">
      <style:paragraph-properties fo:text-align="justify" style:justify-single-word="false"/>
      <style:text-properties officeooo:rsid="0055d962" officeooo:paragraph-rsid="0055d962"/>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45c8a"/>
    </style:style>
    <style:style style:name="T8" style:family="text">
      <style:text-properties officeooo:rsid="00266848"/>
    </style:style>
    <style:style style:name="T9" style:family="text">
      <style:text-properties officeooo:rsid="00268b8b"/>
    </style:style>
    <style:style style:name="T10" style:family="text">
      <style:text-properties officeooo:rsid="0028df46"/>
    </style:style>
    <style:style style:name="T11" style:family="text">
      <style:text-properties officeooo:rsid="002a5057"/>
    </style:style>
    <style:style style:name="T12" style:family="text">
      <style:text-properties officeooo:rsid="002b821a"/>
    </style:style>
    <style:style style:name="T13" style:family="text">
      <style:text-properties officeooo:rsid="002c31eb"/>
    </style:style>
    <style:style style:name="T14" style:family="text">
      <style:text-properties officeooo:rsid="002ed947"/>
    </style:style>
    <style:style style:name="T15" style:family="text">
      <style:text-properties officeooo:rsid="00439670"/>
    </style:style>
    <style:style style:name="T16" style:family="text">
      <style:text-properties officeooo:rsid="0044d744"/>
    </style:style>
    <style:style style:name="T17" style:family="text">
      <style:text-properties officeooo:rsid="0044ec71"/>
    </style:style>
    <style:style style:name="T18" style:family="text">
      <style:text-properties officeooo:rsid="004694ff"/>
    </style:style>
    <style:style style:name="T19" style:family="text">
      <style:text-properties officeooo:rsid="00480d86"/>
    </style:style>
    <style:style style:name="T20"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Lato" fo:font-size="11pt" fo:font-style="normal" style:text-underline-style="none" fo:font-weight="bold" officeooo:rsid="0019e3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Lato" fo:font-size="11pt" fo:font-style="normal" style:text-underline-style="none" fo:font-weight="bold" officeooo:rsid="0054a45c"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Lato" fo:font-size="11pt" fo:font-style="normal" style:text-underline-style="none" fo:font-weight="bold" officeooo:rsid="0055b49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style:font-weight-asian="bold" style:font-weight-complex="bold"/>
    </style:style>
    <style:style style:name="T26" style:family="text">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7" style:family="text">
      <style:text-properties officeooo:rsid="0049e0a6"/>
    </style:style>
    <style:style style:name="T28" style:family="text">
      <style:text-properties officeooo:rsid="004d0e7e"/>
    </style:style>
    <style:style style:name="T29" style:family="text">
      <style:text-properties officeooo:rsid="004d209d"/>
    </style:style>
    <style:style style:name="T30" style:family="text">
      <style:text-properties officeooo:rsid="004f4323"/>
    </style:style>
    <style:style style:name="T31" style:family="text">
      <style:text-properties fo:background-color="#ffff00" loext:char-shading-value="0"/>
    </style:style>
    <style:style style:name="T32" style:family="text">
      <style:text-properties officeooo:rsid="0044ec71" fo:background-color="#ffff00" loext:char-shading-value="0"/>
    </style:style>
    <style:style style:name="T33" style:family="text">
      <style:text-properties officeooo:rsid="004f4323" fo:background-color="#ffff00" loext:char-shading-value="0"/>
    </style:style>
    <style:style style:name="T34" style:family="text">
      <style:text-properties officeooo:rsid="00513b6b" fo:background-color="#ffff00" loext:char-shading-value="0"/>
    </style:style>
    <style:style style:name="T35" style:family="text">
      <style:text-properties officeooo:rsid="005254fb"/>
    </style:style>
    <style:style style:name="T36" style:family="text">
      <style:text-properties officeooo:rsid="00532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blems:</text:p>
      <text:p text:style-name="P1"/>
      <text:p text:style-name="P3"><text:span text:style-name="T32">1.)</text:span><text:span text:style-name="T17"> </text:span><text:span text:style-name="T27">Initially, RTs were log-transformed because they are right skewed and not normally distributed. Then I also plotted</text:span><text:span text:style-name="T4"> observed RTs and esti</text:span><text:span text:style-name="T15">m</text:span><text:span text:style-name="T4">ated RTs and residuals with </text:span><text:span text:style-name="T27">raw reading times to compare them to the log-</text:span><text:span text:style-name="T4">transformed </text:span><text:span text:style-name="T27">RTs</text:span><text:span text:style-name="T4">. </text:span></text:p>
      <text:p text:style-name="P3">→ <text:span text:style-name="T18">with not log transformed RTs pattern in observed RTs is more pronounced (bigger differences between conditions). But how can I compare residuals of raw and log transformed RTs because they are on different scales? Cannot compare model fit of models fi</text:span><text:span text:style-name="T19">t with raw and log transformed RTs using R-squared values, because this cannot be applied when the distribution of the dependent variable is changed. </text:span></text:p>
      <text:p text:style-name="P3"/>
      <text:p text:style-name="P23"><text:span text:style-name="T21">C</text:span><text:span text:style-name="T20">ompare</text:span><text:span text:style-name="T23">d</text:span><text:span text:style-name="T20">: </text:span></text:p>
      <text:p text:style-name="P23"><text:span text:style-name="T20">- residuals of raw observed RTs and raw estimated RTs, raw meaning not log-transformed</text:span></text:p>
      <text:p text:style-name="P23"><text:span text:style-name="T20">- residuals of raw observed RTs and </text:span><text:span text:style-name="T22">raw (exponentiated) RT</text:span></text:p>
      <text:p text:style-name="P24"><text:span text:style-name="T20">i.e. </text:span></text:p>
      <text:p text:style-name="P24"><text:span text:style-name="T20">1: </text:span><text:span text:style-name="T26">Raw observed RT</text:span><text:span text:style-name="T20">s – fit model – </text:span><text:span text:style-name="T26">raw estimated RT</text:span><text:span text:style-name="T20">s: </text:span><text:span text:style-name="T24">Residuals</text:span></text:p>
      <text:p text:style-name="P24"><text:span text:style-name="T20">2: </text:span><text:span text:style-name="T26">Raw observed RTs</text:span><text:span text:style-name="T20"> – observed logRTs – fit model – estimated logRTs – e</text:span><text:span text:style-name="T26">xponentiated estimated RT</text:span><text:span text:style-name="T20">s: </text:span><text:span text:style-name="T24">Residuals</text:span></text:p>
      <text:p text:style-name="P24"><text:span text:style-name="T24"/></text:p>
      <text:p text:style-name="P27"><text:span text:style-name="T24">residuals &amp; estimates look the same, regardless of whether logRTs or raw RTs are used. But for observed RTs they do look different (How?)</text:span></text:p>
      <text:p text:style-name="P24"><text:span text:style-name="T20"/></text:p>
      <text:p text:style-name="P25"><text:span text:style-name="T25">Problem: Exp makes all values positive, hence residuals in 2) are one magnitude higher than in 1</text:span></text:p>
      <text:p text:style-name="P26"><text:span text:style-name="T25">Why do the residuals &amp; estimates look the same in both cases, even tho the observed raw RTs and observed log RTs look different?</text:span></text:p>
      <text:p text:style-name="P23"><text:span text:style-name="T20"/></text:p>
      <text:p text:style-name="P3"/>
      <text:p text:style-name="P20"><text:span text:style-name="T31">2.) <text:s/></text:span>Filter data: take for a only plausibility ratings where A = 6,7, B = 3,4,5 and C = 1,2.</text:p>
      <text:p text:style-name="P20">Problem: only ~ratings for B and ~400 ratings for A and C and no average value for 18 <text:span text:style-name="T28">in condition </text:span>B because nobody rated 18B as 2,3,4,5,6. =&gt; Take 2,3,4,5,6 for B, <text:span text:style-name="T29">however, predictions and residuals for average plaus ratings from pre-study look approximately the same like when using unfiltered values and predictions and residuals for per-trial ratings look worse.</text:span></text:p>
      <text:p text:style-name="P3"/>
      <text:p text:style-name="P2">- <text:span text:style-name="T4">Do same with data when</text:span><text:span text:style-name="T3"> using for A only: 6-7, for B: 3-5, for C: 1-2 → </text:span><text:span text:style-name="T16">for B = 3-5 only half of the datapoints/ratings (200) than for A &amp; C (400) and no avg rating for 18 B at all. For B = 2,3,4,5,6 range is already pretty big</text:span></text:p>
      <text:p text:style-name="P2"/>
      <text:p text:style-name="P2">- <text:span text:style-name="T16">Probs RTs are in general lower or closer to each other because of different task set up (like christoph said that people already know that there will be a rating so they read slower in general). On the other hand A is read faster, so maybe manipulations in condition B are just not very good, script violations too implausible</text:span></text:p>
      <text:p text:style-name="P2"/>
      <text:p text:style-name="P2"><text:span text:style-name="T33">3.</text:span><text:span text:style-name="T34">)</text:span><text:span text:style-name="T30"> </text:span><text:span text:style-name="T4">Use clustering algorithm</text:span></text:p>
      <text:p text:style-name="P2"/>
      <text:p text:style-name="P2"><text:span text:style-name="T33">4.</text:span><text:span text:style-name="T34">)</text:span><text:span text:style-name="T30"> </text:span><text:span text:style-name="T15">Calculate also RTs on the main verb</text:span></text:p>
      <text:p text:style-name="P2"/>
      <text:p text:style-name="P2"/>
      <text:p text:style-name="P2"/>
      <text:p text:style-name="P4"><text:span text:style-name="T33">5.</text:span><text:span text:style-name="T34">)</text:span><text:span text:style-name="T30"> </text:span><text:span text:style-name="T35">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35">However, even with the lme4 package the models with 3 predictors using precritical as predictor don’t converge, except of SPR_Plaus_avg</text:span></text:p>
      <text:p text:style-name="P4">→ <text:span text:style-name="T36">Same for not log RT?</text:span></text:p>
      <text:p text:style-name="P4"><text:span text:style-name="T1">→ </text:span><text:span text:style-name="T2">try optimizers and exclude some random effects</text:span></text:p>
      <text:p text:style-name="P21"><text:soft-page-break/></text:p>
      <text:p text:style-name="P1"/>
      <text:p text:style-name="P1">- <text:span text:style-name="T1">Which correlation should I use (Pearson, Spearman or Kendall) because of the surprisal values which are not normally distributed?</text:span></text:p>
      <text:p text:style-name="P1"/>
      <text:p text:style-name="P1"/>
      <text:p text:style-name="P1"/>
      <text:p text:style-name="P1"/>
      <text:p text:style-name="P1"/>
      <text:p text:style-name="P22">Questions to Christoph:</text:p>
      <text:p text:style-name="P5"/>
      <text:p text:style-name="P5">- <text:span text:style-name="T3">Present results when using not log transformed R</text:span><text:span text:style-name="T11">T</text:span><text:span text:style-name="T3">s</text:span></text:p>
      <text:p text:style-name="P5"/>
      <text:p text:style-name="P5">- <text:span text:style-name="T3">Present results when using for A only: 6-7, for B: 3-5, for C: 1-2</text:span></text:p>
      <text:p text:style-name="P9">- <text:span text:style-name="T3">How should I do the analysis with clustering the ratings? </text:span><text:span text:style-name="T12">Regroup data based on avg data and</text:span></text:p>
      <text:p text:style-name="P13"><text:s text:c="2"/>don’t plot conditions but bins</text:p>
      <text:p text:style-name="P5">- <text:span text:style-name="T10">Look at RTs of main verb</text:span></text:p>
      <text:p text:style-name="P5"/>
      <text:p text:style-name="P6">- Should I add precritical as predictor (same avg RT on precritical for condition B and C (A: 273, B:</text:p>
      <text:p text:style-name="P6"><text:s text:c="2"/>275, C: 277)?)</text:p>
      <text:p text:style-name="P6"/>
      <text:p text:style-name="P5">- <text:span text:style-name="T2">Which random effects should be excluded first to help the model converge?</text:span></text:p>
      <text:p text:style-name="P5"/>
      <text:p text:style-name="P5"/>
      <text:p text:style-name="P5"/>
      <text:p text:style-name="P5"/>
      <text:p text:style-name="P5"/>
      <text:p text:style-name="P5"/>
      <text:p text:style-name="P22">To study/do:</text:p>
      <text:p text:style-name="P5"/>
      <text:p text:style-name="P5">- add <text:span text:style-name="T2">correlation table for all correlations (target &amp; distractor plausibility and surprisal, target plausibility per-trial &amp; avg from SPR study)</text:span></text:p>
      <text:p text:style-name="P5"/>
      <text:p text:style-name="P5">- <text:span text:style-name="T2">add statistics (SD, &amp; range for plausibility ratings from SPR study)</text:span></text:p>
      <text:p text:style-name="P5"/>
      <text:p text:style-name="P5">- <text:span text:style-name="T2">interpret coefficients (1 SD change in predictor1 = change of [amount of coefficient1 value] in RT)</text:span></text:p>
      <text:p text:style-name="P5"/>
      <text:p text:style-name="P6">- <text:span text:style-name="T2">explain that distractor surprisal might be negative (higher surprisal predicting lower RTs) →</text:span></text:p>
      <text:p text:style-name="P14"><text:s text:c="2"/>means for surprisal distractor of conditions A, B, C are almost identical &amp; for condition A even <text:s/></text:p>
      <text:p text:style-name="P14"><text:s text:c="2"/>higher than for condition B</text:p>
      <text:p text:style-name="P5"/>
      <text:p text:style-name="P8">- <text:span text:style-name="T2">Include tables with model fit from model summary including: intercept/estimate, variance, t-value</text:span></text:p>
      <text:p text:style-name="P15"><text:s text:c="2"/>&amp; p-value</text:p>
      <text:p text:style-name="P5"/>
      <text:p text:style-name="P5">- <text:span text:style-name="T2">Include table from model comparison including AIC, chi-squared values and p-values</text:span></text:p>
      <text:p text:style-name="P5"/>
      <text:p text:style-name="P5">- <text:span text:style-name="T3">Title of the thesis</text:span></text:p>
      <text:p text:style-name="P5">- <text:span text:style-name="T3">Stimuli in Appendix?</text:span></text:p>
      <text:p text:style-name="P5"/>
      <text:p text:style-name="P6">- <text:span text:style-name="T3">Are the assumptions of statistical model met in terms of linearity, homoscedasticity and</text:span></text:p>
      <text:p text:style-name="P16"><text:s text:c="2"/>residuals?</text:p>
      <text:p text:style-name="P5"/>
      <text:p text:style-name="P7">- <text:span text:style-name="T3">Describe how/based on which method the p-values used in the lmerTest package are calculated</text:span></text:p>
      <text:p text:style-name="P7"><text:span text:style-name="T3"><text:s text:c="2"/>(P-values estimated using the Satterthwaite degrees of</text:span> freedom method, as implemented in the R <text:s/></text:p>
      <text:p text:style-name="P7"><text:s text:c="3"/>package lmerTest (Kuznetsova et al., 2017)??</text:p>
      <text:p text:style-name="P5"><text:soft-page-break/></text:p>
      <text:p text:style-name="P7">- <text:span text:style-name="T6">I</text:span><text:span text:style-name="T4">nclude Kutas paper &amp; Dissertation (esp. with regard to why per-trial vs avg plausibility items are</text:span></text:p>
      <text:p text:style-name="P7"><text:span text:style-name="T4"><text:s text:c="2"/>assessed as </text:span><text:span text:style-name="T5">better </text:span><text:span text:style-name="T4">predictors?</text:span></text:p>
      <text:p text:style-name="P5"/>
      <text:p text:style-name="P7">- <text:span text:style-name="T6">Mention about </text:span><text:span text:style-name="T8">N400 as retrieval/activation of meaning account </text:span><text:span text:style-name="T6">(e.g., Kutas &amp; Federmeier 2000;</text:span></text:p>
      <text:p text:style-name="P7"><text:span text:style-name="T6"><text:s text:c="3"/>Lau et al., 2008!!) </text:span><text:span text:style-name="T9">=&gt; Before Brouwer, but also a bit different?</text:span></text:p>
      <text:p text:style-name="P5"/>
      <text:p text:style-name="P5">- <text:span text:style-name="T7">Read more about/try cleaning of EEG data with Brain Vision, rERP</text:span></text:p>
      <text:p text:style-name="P5"/>
      <text:p text:style-name="P5">- Interpret random effects (higher or lower for which predictors, for items or subjects?)</text:p>
      <text:p text:style-name="P5"/>
      <text:p text:style-name="P8">- <text:span text:style-name="T10">What does it mean which variables/predictors explain how much variance? Why does surprisal</text:span></text:p>
      <text:p text:style-name="P17"><text:s text:c="2"/>have a bigger effect sometimes but is never significant (actually only bigger effect than plausibility <text:s text:c="2"/></text:p>
      <text:p text:style-name="P17"><text:s text:c="2"/>in the regions in which plausibility is not significant (= precrit &amp; precrit + crit)</text:p>
      <text:p text:style-name="P5"/>
      <text:p text:style-name="P5">- <text:span text:style-name="T10">What does adding Precrit as predictor exactly do/tell us?</text:span></text:p>
      <text:p text:style-name="P5"/>
      <text:p text:style-name="P5">- <text:span text:style-name="T13">M</text:span>ention that outliers could not be removed in plaus_plaus study, but in spr_plaus study bc there <text:s/></text:p>
      <text:p text:style-name="P5"><text:s text:c="2"/><text:span text:style-name="T13">was</text:span> <text:span text:style-name="T13">RT removal criteria &amp; plaus ratings were then eliminated simultaenously</text:span></text:p>
      <text:p text:style-name="P5"/>
      <text:p text:style-name="P10">- <text:span text:style-name="T13">Mention that I used a 2x3 design, within-subject design, Latin square design, maybe include some</text:span></text:p>
      <text:p text:style-name="P18"><text:s text:c="2"/>image (see slides Thorsten)</text:p>
      <text:p text:style-name="P5"/>
      <text:p text:style-name="P5">- <text:span text:style-name="T14">Try to understand residual plot: If p.e. residuals of B are below 0, this means model over (or under?) estimates the RTs??</text:span></text:p>
      <text:p text:style-name="P5"/>
      <text:p text:style-name="P5"/>
      <text:p text:style-name="P5"/>
      <text:p text:style-name="P5"/>
      <text:p text:style-name="P19">###########################################################################</text:p>
      <text:p text:style-name="P19">For thesis revision:</text:p>
      <text:p text:style-name="P19">- spelling</text:p>
      <text:p text:style-name="P19">- grammar</text:p>
      <text:p text:style-name="P19">- punctuation (commas)</text:p>
      <text:p text:style-name="P19">- abbreviations</text:p>
      <text:p text:style-name="P19">- paragraphs</text:p>
      <text:p text:style-name="P19">- tenses</text:p>
      <text:p text:style-name="P19"/>
      <text:p text:style-name="P5"/>
      <text:p text:style-name="P5"/>
      <text:p text:style-name="P11">###########################################################################</text:p>
      <text:p text:style-name="P11"/>
      <text:p text:style-name="P12">NOTE: Residuals printed in Summary (model): residuals for the whole model.</text:p>
      <text:p text:style-name="P12">Residuals which I plot: residuals for conditions A, B, C per region. Model minimised differences O-E, but this is still not perfect for all datapoints. Later I calculate the residuals per condition and region by myself (?)</text:p>
      <text:p text:style-name="P11"/>
      <text:p text:style-name="P11">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1"/>
      <text:p text:style-name="P11"><text:soft-page-break/></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3-12-25T22:06:24.944840142</dc:date>
    <meta:editing-duration>P1DT19H40M18S</meta:editing-duration>
    <meta:editing-cycles>39</meta:editing-cycles>
    <meta:print-date>2023-12-07T03:37:49.641487378</meta:print-date>
    <meta:document-statistic meta:table-count="0" meta:image-count="0" meta:object-count="0" meta:page-count="4" meta:paragraph-count="75" meta:word-count="1160" meta:character-count="7018" meta:non-whitespace-character-count="5881"/>
  </office:meta>
</office:document-meta>
</file>